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a76" officeooo:paragraph-rsid="00168a76"/>
    </style:style>
    <style:style style:name="P2" style:family="paragraph" style:parent-style-name="Standard">
      <style:text-properties officeooo:rsid="001adb33" officeooo:paragraph-rsid="001adb33"/>
    </style:style>
    <style:style style:name="P3" style:family="paragraph" style:parent-style-name="Standard">
      <style:text-properties officeooo:paragraph-rsid="001adb33"/>
    </style:style>
    <style:style style:name="P4" style:family="paragraph" style:parent-style-name="Standard">
      <style:text-properties officeooo:paragraph-rsid="001f1ef6"/>
    </style:style>
    <style:style style:name="P5" style:family="paragraph" style:parent-style-name="Text_20_body">
      <style:text-properties officeooo:rsid="00220b8a"/>
    </style:style>
    <style:style style:name="P6" style:family="paragraph" style:parent-style-name="Standard">
      <style:text-properties officeooo:rsid="00168a76" officeooo:paragraph-rsid="00168a76"/>
    </style:style>
    <style:style style:name="P7" style:family="paragraph" style:parent-style-name="Standard">
      <style:text-properties officeooo:rsid="001f1ef6" officeooo:paragraph-rsid="001f1ef6"/>
    </style:style>
    <style:style style:name="P8" style:family="paragraph" style:parent-style-name="Standard">
      <style:text-properties officeooo:paragraph-rsid="00220b8a"/>
    </style:style>
    <style:style style:name="P9" style:family="paragraph" style:parent-style-name="Standard">
      <style:text-properties officeooo:rsid="0025323b" officeooo:paragraph-rsid="0025323b"/>
    </style:style>
    <style:style style:name="P10" style:family="paragraph" style:parent-style-name="Standard">
      <style:text-properties officeooo:paragraph-rsid="0025323b"/>
    </style:style>
    <style:style style:name="P11" style:family="paragraph" style:parent-style-name="Standard">
      <style:text-properties officeooo:rsid="002b15b6" officeooo:paragraph-rsid="002b15b6"/>
    </style:style>
    <style:style style:name="T1" style:family="text">
      <style:text-properties fo:font-style="italic"/>
    </style:style>
    <style:style style:name="T2" style:family="text">
      <style:text-properties officeooo:rsid="00168a76"/>
    </style:style>
    <style:style style:name="T3" style:family="text">
      <style:text-properties officeooo:rsid="001adb33"/>
    </style:style>
    <style:style style:name="T4" style:family="text">
      <style:text-properties officeooo:rsid="001f1ef6"/>
    </style:style>
    <style:style style:name="T5" style:family="text">
      <style:text-properties officeooo:rsid="00220b8a"/>
    </style:style>
    <style:style style:name="T6" style:family="text">
      <style:text-properties officeooo:rsid="00253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1 </text:span>За победу в шахматной партии начисляют 1 очко, за ничью ─ 0,5 очка, за проигрыш ─ 0 очков. В турнире принимают участие <text:span text:style-name="T1">m</text:span> мальчиков и <text:span text:style-name="T1">d</text:span> девочек, причём каждый играет с каждым дважды.</text:p>
      <text:p text:style-name="Text_20_body">а)  Каково наибольшее количество очков, которое в сумме могли набрать девочки, если <text:span text:style-name="T1">m</text:span> = 3, <text:span text:style-name="T1">d</text:span> = 2?</text:p>
      <text:p text:style-name="Text_20_body">б)  Какова сумма набранных всеми участниками очков, если <text:span text:style-name="T1">m</text:span> + <text:span text:style-name="T1">d</text:span> = 10.</text:p>
      <text:p text:style-name="Text_20_body">в)  Каковы все возможные значения <text:span text:style-name="T1">d</text:span>, если <text:span text:style-name="T1">m</text:span> = 7<text:span text:style-name="T1">d</text:span> и известно, что в сумме мальчики набрали ровно в 3 раза больше очков, чем девочки?</text:p>
      <text:p text:style-name="P9">Ответ: </text:p>
      <text:p text:style-name="P9"/>
      <text:p text:style-name="P10"><text:span text:style-name="T6">2 </text:span>По кругу в некотором порядке по одному разу написаны натуральные числа от 9 до 18. Для каждой из десяти пар соседних чисел нашли их наибольший общий делитель.</text:p>
      <text:p text:style-name="Text_20_body">а)  Могло ли получиться так, что все наибольшие общие делители равны 1?</text:p>
      <text:p text:style-name="Text_20_body">б)  Могло ли получиться так, что все наибольшие общие делители попарно различны?</text:p>
      <text:p text:style-name="Text_20_body">в)  Какое наибольшее количество попарно различных наибольших общих делителей могло при этом получиться?</text:p>
      <text:p text:style-name="P9">Ответ:</text:p>
      <text:p text:style-name="P9"/>
      <text:p text:style-name="P10"><text:span text:style-name="T6">3. </text:span>Семь экспертов оценивают кинофильм. Каждый из них выставляет оценку  — целое число баллов от 0 до 10 включительно. Известно, что все эксперты выставили различные оценки. По старой системе оценивания рейтинг кинофильма  — это среднее арифметическое всех оценок экспертов. По новой системе оценивания рейтинг кинофильма оценивают следующим образом: отбрасываются наименьшая и наибольшая оценки и подсчитывается среднее арифметическое оставшихся оценок.</text:p>
      <text:p text:style-name="Text_20_body">а)  Может ли разность рейтингов, вычисленных по старой и новой системам оценивания равняться </text:p>
      <text:p text:style-name="Text_20_body">б)  Может ли разность рейтингов, вычисленных по старой и новой системам оценивания равняться </text:p>
      <text:p text:style-name="Text_20_body">в)  Найдите наибольшее возможное значение разности рейтингов, вычисленных по старой и новой системам оценивания.</text:p>
      <text:p text:style-name="P9">Ответ: </text:p>
      <text:p text:style-name="P9"/>
      <text:p text:style-name="P10"><text:span text:style-name="T6">4 </text:span>а)  Можно ли число 2014 представить в виде суммы двух различных натуральных чисел с одинаковой суммой цифр?</text:p>
      <text:p text:style-name="Text_20_body">б)  Можно ли число 199 представить в виде суммы двух различных натуральных чисел с одинаковой суммой цифр?</text:p>
      <text:p text:style-name="Text_20_body">в)  Найдите наименьшее натуральное число, которое можно представить в виде суммы пяти различных натуральных чисел с одинаковой суммой цифр.</text:p>
      <text:p text:style-name="P9"><text:s/>Ответ</text:p>
      <text:p text:style-name="P9"/>
      <text:p text:style-name="P11">lkjhkjhkjl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3:38:55.030200862</meta:creation-date>
    <meta:generator>LibreOffice/7.3.7.2$Linux_X86_64 LibreOffice_project/30$Build-2</meta:generator>
    <dc:date>2024-04-15T03:01:34.018945944</dc:date>
    <meta:editing-duration>PT16M10S</meta:editing-duration>
    <meta:editing-cycles>19</meta:editing-cycles>
    <meta:document-statistic meta:table-count="0" meta:image-count="0" meta:object-count="0" meta:page-count="1" meta:paragraph-count="20" meta:word-count="311" meta:character-count="2035" meta:non-whitespace-character-count="1723"/>
  </office:meta>
</office:document-meta>
</file>